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a98" officeooo:paragraph-rsid="00099a98"/>
    </style:style>
    <style:style style:name="P2" style:family="paragraph" style:parent-style-name="Standard">
      <style:paragraph-properties fo:text-align="justify" style:justify-single-word="false"/>
      <style:text-properties officeooo:paragraph-rsid="00099a98"/>
    </style:style>
    <style:style style:name="P3" style:family="paragraph" style:parent-style-name="Standard">
      <style:paragraph-properties fo:text-align="justify" style:justify-single-word="false"/>
      <style:text-properties officeooo:paragraph-rsid="000a98f4"/>
    </style:style>
    <style:style style:name="P4" style:family="paragraph" style:parent-style-name="Standard">
      <style:paragraph-properties fo:text-align="justify" style:justify-single-word="false"/>
      <style:text-properties officeooo:paragraph-rsid="000d5298"/>
    </style:style>
    <style:style style:name="P5" style:family="paragraph" style:parent-style-name="Standard">
      <style:paragraph-properties fo:text-align="justify" style:justify-single-word="false"/>
      <style:text-properties officeooo:paragraph-rsid="000ef0e2"/>
    </style:style>
    <style:style style:name="P6" style:family="paragraph" style:parent-style-name="Standard">
      <style:paragraph-properties fo:text-align="justify" style:justify-single-word="false"/>
      <style:text-properties officeooo:rsid="000a98f4" officeooo:paragraph-rsid="000a98f4"/>
    </style:style>
    <style:style style:name="P7" style:family="paragraph" style:parent-style-name="Standard">
      <style:text-properties officeooo:rsid="000d5298" officeooo:paragraph-rsid="000d5298"/>
    </style:style>
    <style:style style:name="P8" style:family="paragraph" style:parent-style-name="Standard">
      <style:paragraph-properties fo:text-align="justify" style:justify-single-word="false"/>
      <style:text-properties officeooo:rsid="00115b38" officeooo:paragraph-rsid="00115b38"/>
    </style:style>
    <style:style style:name="P9" style:family="paragraph" style:parent-style-name="Standard">
      <style:text-properties officeooo:paragraph-rsid="00192c65"/>
    </style:style>
    <style:style style:name="P10" style:family="paragraph" style:parent-style-name="Standard">
      <style:text-properties officeooo:rsid="0020d642" officeooo:paragraph-rsid="0020d642"/>
    </style:style>
    <style:style style:name="P11" style:family="paragraph" style:parent-style-name="Text_20_body">
      <style:paragraph-properties fo:text-align="start" style:justify-single-word="false"/>
      <style:text-properties officeooo:paragraph-rsid="0017fc86"/>
    </style:style>
    <style:style style:name="P12" style:family="paragraph" style:parent-style-name="Text_20_body">
      <style:text-properties officeooo:rsid="0017fc86" officeooo:paragraph-rsid="0017fc86"/>
    </style:style>
    <style:style style:name="P13" style:family="paragraph" style:parent-style-name="Text_20_body">
      <style:text-properties officeooo:rsid="00186862" officeooo:paragraph-rsid="001bd04a"/>
    </style:style>
    <style:style style:name="T1" style:family="text">
      <style:text-properties officeooo:rsid="00099a98"/>
    </style:style>
    <style:style style:name="T2" style:family="text">
      <style:text-properties officeooo:rsid="000b446f"/>
    </style:style>
    <style:style style:name="T3" style:family="text">
      <style:text-properties officeooo:rsid="000be4b9"/>
    </style:style>
    <style:style style:name="T4" style:family="text">
      <style:text-properties officeooo:rsid="000d5298"/>
    </style:style>
    <style:style style:name="T5" style:family="text">
      <style:text-properties fo:font-variant="normal" fo:text-transform="none" fo:color="#000000" style:font-name="Open Sans" fo:font-size="12pt" fo:letter-spacing="normal" fo:font-style="normal" fo:font-weight="normal"/>
    </style:style>
    <style:style style:name="T6" style:family="text">
      <style:text-properties fo:font-variant="normal" fo:text-transform="none" fo:color="#003399"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192c65" style:text-blinking="false" fo:background-color="transparent" loext:char-shading-value="0" loext:padding="0cm" loext:border="none"/>
    </style:style>
    <style:style style:name="T8" style:family="text">
      <style:text-properties fo:font-weight="bold" style:font-weight-asian="bold" style:font-weight-complex="bold"/>
    </style:style>
    <style:style style:name="T9" style:family="text">
      <style:text-properties officeooo:rsid="001380bc"/>
    </style:style>
    <style:style style:name="T10" style:family="text">
      <style:text-properties officeooo:rsid="0017fc86"/>
    </style:style>
    <style:style style:name="T11" style:family="text">
      <style:text-properties officeooo:rsid="0018408d"/>
    </style:style>
    <style:style style:name="T12" style:family="text">
      <style:text-properties officeooo:rsid="0018d18e"/>
    </style:style>
    <style:style style:name="T13" style:family="text">
      <style:text-properties officeooo:rsid="00192c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ducción:</text:p>
      <text:p text:style-name="P8"/>
      <text:p text:style-name="P2"><text:span text:style-name="T1">Este articulo tiene como objetivo explicar las circunstancias que rodearon el nacimiento de la computación y el fracaso del formalismo como base de la matemática misma. </text:span></text:p>
      <text:p text:style-name="P2"/>
      <text:p text:style-name="P3"><text:span text:style-name="T1">En la actualidad vivimos rodeados de computadores a tal punto que es casi completamente natural el manejo de estos para nosotros y cada generación parece adaptarse mejor a estos. Pero es poco lo que se piensa (al menos para la persona promedio) en qué es la computación y cuál es el origen de estos aparatos que nos rodean y son tan indispensables en nuestras vidas, parece difícil de creer y para más de uno será una noción que nunca abría pasado por sus cabezas el que la misma computación y los computadores son productos de un fracaso.</text:span></text:p>
      <text:p text:style-name="P3"/>
      <text:p text:style-name="P4"><text:span text:style-name="T3">Para empezar surge la pregunta qué es la computación, la palabra computación bine del latín “computatio” que significa calculo o cuenta pero es mas comúnmente empleada como sinónimo de la palabra informática citando su definición: “ciencia que se dedica a estudiar el tratamiento de la información mediante medios automáticos, es decir, la ciencia de la información automática. Se trata de una sumatoria de conocimientos científicos y de técnicas que posibilitan el tratamiento automático de la información mediante el uso de computadoras.”[1]. </text:span></text:p>
      <text:p text:style-name="P4"/>
      <text:p text:style-name="P5"><text:span text:style-name="T4">Dentro de la informática el formalismo juega un papel fundamental, es la base en la que la que se cimienta la computación, es necesario que los lenguajes cumplan con los requisitos planteados por el formalismo para que las maquinas puedan hacer uso de estos. Resulta pues irónico que la maquina que dio origen a toda la informática “La Maquina Universal” de Alan Turing, fue creada para refutar la idea principal del formalismo en el que se coloca a la lógica como base absoluta de las matemáticas. </text:span></text:p>
      <text:p text:style-name="P3"/>
      <text:p text:style-name="P8">Contenido:</text:p>
      <text:p text:style-name="P6">Cómo puede ser algo tan trascendental en nuestras vidas y tan celebrado el producto de un fracaso, <text:span text:style-name="T2">pues bien, como en muchas instancias de la historia de la humanidad en los que resultados inesperados derivados de fracasos en otros campos resultaron ser grandes éxitos así también paso con la computación. Para explicar esta historia, comencemos por crear un contexto de lo que sucedía en el mundo matemático a finales del siglo XIX.</text:span></text:p>
      <text:p text:style-name="Text_20_body"/>
      <text:p text:style-name="P12">En primer lugar, <text:span text:style-name="T11">durante</text:span> <text:span text:style-name="T11">e</text:span>l siglo XIX <text:span text:style-name="T11">se dieron grandes avances en la ciencia y la ingeniería, estos avances se cimentaban en las matemáticas, quienes en ese momento parecían inquebrantables y con un potencial ilimitado, todo estaba en perfecto orden en el mundo de las matemáticas, hasta que cual novela de ficción todo dio un giro inesperado.</text:span></text:p>
      <text:p text:style-name="P13">Hasta finales del siglo XIX se rechazaba el concepto del infinito por diferentes motivos, desde los teológicos hasta los lógicos y matemáticos rechazándose así su existencia. Los teólogos aseguraban que el único infinito es Dios y por tanto el concepto del infinito no podía ser comprendido, Aristoteles había demostrado con su “aniquilación de números” (siendo a infinito y b finito, la suma de a + b da como resultado infinito =&gt; a + <text:span text:style-name="T12">infinito</text:span> = <text:span text:style-name="T12">infinito</text:span>, aniquilando así a “b” resultado que no tenia ninguna logica)<text:span text:style-name="T13">[2]</text:span>, pero entonces apareció <text:span text:style-name="T8">Geor Cantor</text:span> quien no solo demostró<text:span text:style-name="T12"> </text:span>que el infinito <text:span text:style-name="T12">no solo </text:span>existe sino que también hay diferentes infinitos <text:span text:style-name="T12">y que existe una jerarquizar entre ellos, </text:span><text:s/><text:span text:style-name="T12">rebatiendo todos los diferentes argumentos en su contra. La aparición del infinito ahora demostrado en el mundo matemático trajo con sigo un gran cambio que desestabilizo el mundo matemático por lo que se necesitaba encontrar una base para las matemáticas. <text:s/></text:span></text:p>
      <text:p text:style-name="P11"><text:soft-page-break/><text:span text:style-name="T9">Cuando nos fijamos en las matemáticas podemos notar que se puede observar una estructura piramidal en su construcción, en la que los conceptos tienden a basarse en otros mas simples, para ejemplificar <text:s/>el conceptos los números racionales se basan en operaciones de los números enteros, quienes a su vez se basan en la resta de números naturales, así pues resultaba lógico que las matemáticas tuvieran una base sobre la cual pudieren ser construidas. Entonces surgió la teoría de que la base de las matemáticas es la lógica y que todo en la matemática puede ser explicado por la lógica, a esta <text:s/>teoría se le llamo “logicismo”.</text:span></text:p>
      <text:p text:style-name="P11"/>
      <text:p text:style-name="P11"><text:span text:style-name="T10">El logicismo básicamente decía que si algo es puramente matemático entonces este vine de premisas puramente lógicas y usa solo conceptos definibles en términos lógicos, con esto trataban de darle un fundamento a las matemáticas. No obstante aparecían contradicciones matemáticas y habían problemas <text:s/>cuando se abordaba el infinito. Una de las mas famosas es la paradoja de Russell la cual mencionare en una de sus adaptaciones conocida como la paradoja del Barbero (Escojo esta por ser mas divertida) en la que se menciona “si un barbero afeita a todos los hombres que no se afeitan a si mismos, ¿Se afeita el barbero a si mismo?” la paradoja esta en que el barbero se afeitara a si mismo si y solo si el barbero no se afeita a si mismo. Estas paradojas no permitían que la lógica fuera usada del todo como fundamento de la matemátic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1] <text:span text:style-name="T5">Fuente: </text:span><text:a xlink:type="simple" xlink:href="https://concepto.de/informatica/#ixzz6I7tYtSYH" text:style-name="Internet_20_link" text:visited-style-name="Visited_20_Internet_20_Link"><text:span text:style-name="T6">https://concepto.de/informatica/#ixzz6I7tYtSYH</text:span></text:a></text:p>
      <text:p text:style-name="P9"><text:span text:style-name="T7">[2] Fuente: </text:span><text:a xlink:type="simple" xlink:href="https://math.dartmouth.edu/~matc/Readers/HowManyAngels/Cantor/Cantor.html" text:style-name="Internet_20_link" text:visited-style-name="Visited_20_Internet_20_Link"><text:span text:style-name="T6">https://math.dartmouth.edu/~matc/Readers/HowManyAngels/Cantor/Cantor.html</text:span></text:a></text:p>
      <text:p text:style-name="P10"><text:span text:style-name="T6">[3] fuente https://youtu.be/2z0n4DEb6d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02:51.278264231</meta:creation-date>
    <meta:generator>LibreOffice/6.1.5.2$Linux_X86_64 LibreOffice_project/10$Build-2</meta:generator>
    <dc:date>2020-03-30T00:00:10.836213292</dc:date>
    <meta:editing-duration>PT45M31S</meta:editing-duration>
    <meta:editing-cycles>10</meta:editing-cycles>
    <meta:document-statistic meta:table-count="0" meta:image-count="0" meta:object-count="0" meta:page-count="2" meta:paragraph-count="14" meta:word-count="835" meta:character-count="5147" meta:non-whitespace-character-count="4317"/>
  </office:meta>
</office:document-meta>
</file>